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cdac0" officeooo:paragraph-rsid="001cdac0"/>
    </style:style>
    <style:style style:name="P3" style:family="paragraph" style:parent-style-name="Text_20_body">
      <style:text-properties officeooo:rsid="001cdac0" officeooo:paragraph-rsid="001cdac0"/>
    </style:style>
    <style:style style:name="P4" style:family="paragraph" style:parent-style-name="Heading_20_3">
      <style:text-properties officeooo:rsid="001b62e8" officeooo:paragraph-rsid="001b62e8"/>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Heading_20_1" style:master-page-name="Standard">
      <style:paragraph-properties style:page-number="auto"/>
    </style:style>
    <style:style style:name="T1" style:family="text">
      <style:text-properties officeooo:rsid="001cdac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Επισκόπηση </text:h>
      <text:h text:style-name="Heading_20_2" text:outline-level="2">Προβάλετε τη διαφήμισή σας στη Google σήμερα </text:h>
      <text:p text:style-name="Text_20_body">Οι πελάτες θα σας βλέπουν ακριβώς τη στιγμή που αναζητούν στο Google αυτά που προσφέρετε. Εσείς θα πληρώνετε μόνο όταν κάνουν κλικ, για να επισκεφτούν τον ιστότοπό σας ή για να σας καλέσουν. </text:p>
      <text:h text:style-name="Heading_20_2" text:outline-level="2">Οφέλη <text:span text:style-name="T1">(Γιατί να χρησιμοποιήσετε το Google AdWords;)</text:span></text:h>
      <text:h text:style-name="P4" text:outline-level="3">Προσελκύστε περισσότερους πελάτες </text:h>
      <text:p text:style-name="Text_20_body">Το Google AdWords μπορεί να σας βοηθήσει να προσελκύσετε νέους επισκέπτες στον ιστότοπό σας, να αυξήσετε τις διαδικτυακές πωλήσεις και τις τηλεφωνικές κλήσεις που δέχεστε ή να ενισχύσετε την αφοσίωση των πελατών σας. </text:p>
      <text:h text:style-name="P4" text:outline-level="3">Προσεγγίστε τα σωστά άτομα τη σωστή στιγμή </text:h>
      <text:p text:style-name="Text_20_body">Οι χρήστες στο Google ανακαλύπτουν την επιχείρησή σας, ακριβώς τη στιγμή που αναζητούν όσα προσφέρετε. </text:p>
      <text:h text:style-name="P4" text:outline-level="3">Διαφημιστείτε σε τοπικό ή παγκόσμιο επίπεδο </text:h>
      <text:p text:style-name="Text_20_body">Στοχεύστε τις διαφημίσεις σας σε πελάτες που βρίσκονται σε συγκεκριμένες χώρες, περιοχές και πόλεις ή σε καθορισμένη απόσταση από την επιχείρηση ή το κατάστημά σας.</text:p>
      <text:h text:style-name="P4" text:outline-level="3">Συνδεθείτε με τους πελάτες σας στο διαδίκτυο </text:h>
      <text:p text:style-name="Text_20_body">Μπορείτε να προσεγγίσετε σχετικούς πελάτες σε σχετικούς ιστότοπους στο διαδίκτυο. Μια ποικιλία επιλογών σας επιτρέπει να πραγματοποιείτε στόχευση ανάλογα με τον τύπο του ιστότοπου, το είδος του κοινού ή το επαναληπτικό μάρκετινγκ, όταν και όπου έχει σημασία. </text:p>
      <text:h text:style-name="P4" text:outline-level="3">Δυνατότητα μέτρησης, επεξήγησης και ευελιξίας </text:h>
      <text:p text:style-name="Text_20_body">Το Google AdWords καταγράφει πόσα άτομα έχουν παρατηρήσει τις διαφημίσεις σας και σε τι ποσοστό κάνουν κλικ σε αυτές, προκειμένου να επισκεφτούν τον ιστότοπό σας ή να σας καλέσουν. Χάρη στα εργαλεία παρακολούθησης θα μπορείτε να δείτε τις πραγματικές πωλήσεις του ιστότοπού σας, οι οποίες προκύπτουν ως άμεσο αποτέλεσμα των διαφημίσεών σας. </text:p>
      <text:h text:style-name="P4" text:outline-level="3">Συνεχής πληροφόρηση </text:h>
      <text:p text:style-name="Text_20_body">Μπορείτε να δείτε ποια είναι η απόδοση των διαφημίσεών σας ανά πάσα στιγμή, αν συνδεθείτε στο λογαριασμό σας στο Google AdWords. Επίσης, για να εξοικονομήσετε χρόνο, θα σας αποστέλλουμε μια μηνιαία σύνοψη στην οποία θα αναφέρουμε όλα τα βασικά στατιστικά στοιχεία και τους αριθμούς που έχουν σημασία. </text:p>
      <text:h text:style-name="P4" text:outline-level="3"><text:soft-page-break/>Διακοπή, έναρξη, παύση, δοκιμή </text:h>
      <text:p text:style-name="Text_20_body">Στο Google AdWords μπορείτε να τροποποιήσετε τις διαφημίσεις σας, να δοκιμάσετε νέους όρους αναζήτησης, να παύσετε και να επανεκκινήσετε την καμπάνια σας δωρεάν και όποτε θέλετε.</text:p>
      <text:h text:style-name="Heading_20_2" text:outline-level="2">Κόστος <text:span text:style-name="T1">(Πληρώνετε μόνο για τα αποτελέσματα)</text:span></text:h>
      <text:h text:style-name="P4" text:outline-level="3">Χωρίς επίσκεψη δεν υπάρχει χρέωση </text:h>
      <text:p text:style-name="Text_20_body">Η εγγραφή στο Google AdWords είναι δωρεάν. Πληρώνετε μόνο όταν κάποιος κάνει κλικ στη διαφήμισή σας, για να επισκεφτεί τον ιστότοπό σας ή για να σας καλέσει. Με άλλα λόγια, όταν η διαφήμισή σας έχει αντίκρισμα. </text:p>
      <text:h text:style-name="P4" text:outline-level="3">Ξεκινήστε με οποιονδήποτε προϋπολογισμό </text:h>
      <text:p text:style-name="Text_20_body">Εσείς αποφασίζετε για το ποσό που θα επενδύσετε. Απλώς ξεκινήσετε με τον ημερήσιο προϋπολογισμό που μπορείτε να διαθέσετε και, στη συνέχεια, προσαρμόστε τον ανάλογα με τα αποτελέσματά σας. Πολλές επιχειρήσεις κάνουν μια καλή αρχή με έναν ημερήσιο προϋπολογισμό τουλάχιστον 10 € έως 20 €. </text:p>
      <text:h text:style-name="P4" text:outline-level="3">Καμία δέσμευση από συμβόλαιο </text:h>
      <text:p text:style-name="Text_20_body">Μπορείτε να προσαρμόσετε, να παύσετε ή να τερματίσετε την καμπάνια σας ανά πάσα στιγμή, χωρίς επιπλέον χρέωση. </text:p>
      <text:h text:style-name="P4" text:outline-level="3">Απλές επιλογές πληρωμής </text:h>
      <text:p text:style-name="Text_20_body">Μπορείτε να πληρώσετε με μια τυπική ή χρεωστική κάρτα (Visa, Visa Electron ή Mastercard) ή, αν προτιμάτε, μέσω τραπεζικής πληρωμής. </text:p>
      <text:h text:style-name="P4" text:outline-level="3">Ευέλικτη κατάρτιση προϋπολογισμού </text:h>
      <text:p text:style-name="Text_20_body">Είναι εύκολο να ορίσετε το ποσό που είστε διατεθειμένοι να πληρώνετε κάθε φορά που κάποιος κάνει κλικ στη διαφήμισή σας. Μπορείτε μάλιστα να το αλλάξετε αργότερα, όποτε εσείς θέλετε. </text:p>
      <text:h text:style-name="P4" text:outline-level="3">Αναφορές με τα πιο πρόσφατα δεδομένα </text:h>
      <text:p text:style-name="Text_20_body">Τα εργαλεία παρακολούθησης σας δείχνουν πάντα τι προβάλλει το Google AdWords, ανεξάρτητα από το εάν πρόκειται για επισκέψεις σε ιστότοπους, επισκέψεις σε καταστήματα, πωλήσεις στο διαδίκτυο, ερωτήσεις μέσω τηλεφώνου ή εγγραφές σε ενημερωτικά δελτία. </text:p>
      <text:h text:style-name="Heading_20_2" text:outline-level="2">Πώς λειτουργεί</text:h>
      <text:h text:style-name="Heading_20_3" text:outline-level="3">Δημιουργήστε τη διαφήμισή σας </text:h>
      <text:p text:style-name="Text_20_body">Ξεκινήστε, δημιουργώντας μια διαφήμιση που ενημερώνει τους χρήστες για όσα προσφέρετε. Στη συνέχεια, επιλέξτε τους όρους αναζήτησης που θα κάνουν τη διαφήμισή σας να εμφανίζεται στα αποτελέσματα του Google. Τέλος, όταν η διαφήμισή σας είναι έτοιμη για προβολή, ορίστε έναν ημερήσιο προϋπολογισμό. </text:p>
      <text:h text:style-name="Heading_20_3" text:outline-level="3"><text:soft-page-break/>Οι χρήστες βλέπουν τη διαφήμισή σας στη Google </text:h>
      <text:p text:style-name="Text_20_body">Αν οι λέξεις που πληκτρολογούν οι χρήστες στη Google αντιστοιχούν στις λέξεις-κλειδιά σας, η διαφήμισή σας μπορεί να εμφανιστεί πάνω ή δίπλα από τα αποτελέσματα αναζήτησης. </text:p>
      <text:h text:style-name="Heading_20_3" text:outline-level="3">Αποκτάτε περισσότερους πελάτες </text:h>
      <text:p text:style-name="Text_20_body">Οι χρήστες κάνουν κλικ στη διαφήμισή σας και φτάνουν στον ιστότοπό σας ή σας καλούν απευθείας. Το καλύτερο από όλα είναι ότι πληρώνετε μόνο όταν πραγματοποιούν μια από αυτές τις ενέργειες. </text:p>
      <text:p text:style-name="P2"/>
      <text:h text:style-name="Heading_20_1" text:outline-level="1">Μορφές βίντεο TrueView</text:h>
      <text:p text:style-name="Text_20_body">Παρακάτω μπορείτε να διερευνήστε λεπτομερώς καθεμιά από τις διαθέσιμες μορφές.</text:p>
      <text:h text:style-name="Heading_20_2" text:outline-level="2"><text:bookmark text:name="in_stream"/>Διαφημίσεις βίντεο TrueView σε ροή</text:h>
      <text:p text:style-name="P2">Πότε πρέπει να τις χρησιμοποιώ;</text:p>
      <text:p text:style-name="P2">Χρησιμοποιήστε αυτήν τη μορφή, όταν θέλετε να προωθήσετε περιεχόμενο βίντεο πριν από βίντεο στο YouTube και το Δίκτυο εμφάνισης Google.</text:p>
      <text:h text:style-name="Heading_20_3" text:outline-level="3">Πώς λειτουργούν;</text:h>
      <text:p text:style-name="P2">Έπειτα από 5 δευτερόλεπτα, ο θεατής έχει τη δυνατότητα να παραλείψει τη διαφήμιση.</text:p>
      <text:h text:style-name="Heading_20_3" text:outline-level="3">Πού θα εμφανίζονται οι διαφημίσεις;</text:h>
      <text:p text:style-name="P2">Τα βίντεο TrueView σε ροή μπορούν να εμφανίζονται μόνο σε σελίδες παρακολούθησης στο YouTube και σε σελίδες εκδοτών βίντεο στο Δίκτυο εμφάνισης Google (συμπεριλαμβανομένου του YouTube).</text:p>
      <text:h text:style-name="Heading_20_3" text:outline-level="3">Πώς θα χρεώνομαι;</text:h>
      <text:p text:style-name="P2">Πληρώνετε όταν ένας θεατής παρακολουθήσει 30 δευτερόλεπτα από το βίντεό σας (ή ολόκληρο το βίντεο, αν η διάρκειά του είναι μικρότερη από 30 δευτερόλεπτα) ή εκδηλώσει την αφοσίωσή του στο βίντεο, όποιο από τα δύο πραγματοποιηθεί πρώτο.</text:p>
      <text:h text:style-name="Heading_20_2" text:outline-level="2"><text:bookmark text:name="in_display"/>Διαφημίσεις βίντεο TrueView στην οθόνη</text:h>
      <text:p text:style-name="P3">Σε αυτήν τη μορφή περιλαμβάνονται οι ακόλουθες παλαιές μορφές:</text:p>
      <text:list xml:id="list4764540659987200383" text:style-name="L1">
        <text:list-item>
          <text:p text:style-name="P7">Επικάλυψη βίντεο YouTube που προωθούνται </text:p>
        </text:list-item>
        <text:list-item>
          <text:p text:style-name="P5">Προτάσεις για βίντεο που προωθούνται και σχετικά βίντεο </text:p>
        </text:list-item>
      </text:list>
      <text:p text:style-name="Text_20_body">Το μέγεθος της μονάδας προεπισκόπησης της διαφήμισης βίντεο ενδέχεται να ποικίλλει. Μπορείτε να επιλέξετε αν η αναπαραγωγή του βίντεο θα γίνεται μέσα στην ενότητα διαφημίσεων ή όταν ένας θεατής κάνει κλικ στην ενότητα, για να παρακολουθήσει το βίντεο στη σελίδα παρακολούθησης του YouTube.</text:p>
      <text:h text:style-name="Heading_20_3" text:outline-level="3">Πότε πρέπει να τις χρησιμοποιώ;</text:h>
      <text:p text:style-name="P2">Χρησιμοποιήστε αυτήν τη μορφή, για να προωθήσετε ένα βίντεο δίπλα σε βίντεο του YouTube, ως μέρος των αποτελεσμάτων μιας αναζήτησης στο YouTube ή σε άλλο περιεχόμενο ιστότοπων σε ολόκληρο το Δίκτυο εμφάνισης Google.</text:p>
      <text:h text:style-name="Heading_20_3" text:outline-level="3">Πώς λειτουργούν;</text:h>
      <text:p text:style-name="P2">Η εμφάνιση της μορφής διαφήμισης θα ποικίλλει, ανάλογα με τα μεγέθη και τις μορφές διαφήμισης που υποστηρίζουν οι εκδότες περιεχομένου. Για παράδειγμα, το YouTube είναι βασικός εκδότης περιεχομένου στο δίκτυο και αυτές οι διαφημίσεις θα λειτουργούν και θα εμφανίζονται με τον ίδιο τρόπο σε ολόκληρο τον ιστότοπο YouTube.</text:p>
      <text:h text:style-name="Heading_20_3" text:outline-level="3"><text:soft-page-break/>Πού θα εμφανίζονται οι διαφημίσεις;</text:h>
      <text:p text:style-name="P3">Στα αποτελέσματα αναζήτησης του YouTube </text:p>
      <text:list xml:id="list7542750827941268970" text:style-name="L2">
        <text:list-item>
          <text:p text:style-name="P8">Σε σχετικά βίντεο του YouTube </text:p>
        </text:list-item>
        <text:list-item>
          <text:p text:style-name="P8">Ως επικάλυψη στο YouTube </text:p>
        </text:list-item>
        <text:list-item>
          <text:p text:style-name="P6">Σε ιστότοπους συνεργατών </text:p>
        </text:list-item>
      </text:list>
      <text:h text:style-name="Heading_20_3" text:outline-level="3">Πώς θα χρεώνομαι;</text:h>
      <text:p text:style-name="P2">Θα χρεώνεστε μόνο όταν οι θεατές επιλέγουν να παρακολουθήσουν τη διαφήμισή σας κάνοντας κλικ σε μια μικρογραφί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l" fo:country="GR" style:letter-kerning="true" style:font-name-asian="Calibri1" style:font-size-asian="10pt" style:language-asian="el" style:country-asian="G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l" fo:country="GR" style:letter-kerning="true" style:font-name-asian="Calibri1" style:font-size-asian="10pt" style:language-asian="el" style:country-asian="G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break-before="page"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0835in"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835in" loext: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ize="10pt" style:font-size-asian="10pt" style:language-asian="el" style:country-asian="GR" style:font-size-complex="10pt"/>
    </style:style>
    <style:style style:name="Heading_20_6" style:display-name="Heading 6" style:family="paragraph" style:parent-style-name="Standard" style:next-style-name="Standard" style:default-outline-level="6" style:list-style-name="" style:class="text">
      <style:paragraph-properties fo:margin-top="0.1665in" fo:margin-bottom="0.0417in" loext:contextual-spacing="false"/>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paragraph-properties fo:margin-left="0.5in" fo:margin-right="0in" fo:margin-top="0.0835in" fo:margin-bottom="0.139in" loext:contextual-spacing="true" fo:line-height="130%"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2.8839in" style:type="center"/>
          <style:tab-stop style:position="5.7681in" style:type="right"/>
        </style:tab-stops>
      </style:paragraph-properties>
      <style:text-properties fo:font-size="10pt" style:font-size-asian="10pt" style:language-asian="el" style:country-asian="GR" style:font-size-complex="10pt"/>
    </style:style>
    <style:style style:name="Footer" style:family="paragraph" style:parent-style-name="Standard" style:default-outline-level="" style:class="extra">
      <style:paragraph-properties fo:margin-top="0in" fo:margin-bottom="0in" loext:contextual-spacing="false" fo:line-height="100%">
        <style:tab-stops>
          <style:tab-stop style:position="2.8839in" style:type="center"/>
          <style:tab-stop style:position="5.7681in" style:type="right"/>
        </style:tab-stops>
      </style:paragraph-properties>
      <style:text-properties fo:font-size="10pt" style:font-size-asian="10pt" style:language-asian="el" style:country-asian="GR"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language-asian="el" style:country-asian="GR" style:font-size-complex="8pt"/>
    </style:style>
    <style:style style:name="κουκίδα" style:family="paragraph" style:parent-style-name="Standard" style:default-outline-leve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text-properties fo:color="#365f91" style:font-name="Cambria" fo:font-family="Cambria" style:font-family-generic="roman" style:font-pitch="variable" fo:font-size="14pt" fo:language="el" fo:country="GR" fo:font-weight="bold" style:font-size-asian="14pt" style:language-asian="en" style:country-asian="US" style:font-weight-asian="bold"/>
    </style:style>
    <style:style style:name="Heading_20_2_20_Char" style:display-name="Heading 2 Char" style:family="text">
      <style:text-properties fo:color="#4f81bd" style:font-name="Cambria" fo:font-family="Cambria" style:font-family-generic="roman" style:font-pitch="variable" fo:font-size="13pt" fo:language="el" fo:country="GR" fo:font-weight="bold" style:font-size-asian="13pt" style:language-asian="en" style:country-asian="US" style:font-weight-asian="bold"/>
    </style:style>
    <style:style style:name="Heading_20_3_20_Char" style:display-name="Heading 3 Char" style:family="text">
      <style:text-properties fo:color="#4f81bd" style:font-name="Cambria" fo:font-family="Cambria" style:font-family-generic="roman" style:font-pitch="variable" fo:font-size="11pt" fo:language="el" fo:country="GR" fo:font-weight="bold" style:font-size-asian="11pt" style:language-asian="en" style:country-asian="US" style:font-weight-asian="bold"/>
    </style:style>
    <style:style style:name="Heading_20_4_20_Char" style:display-name="Heading 4 Char" style:family="text">
      <style:text-properties fo:color="#4f81bd" style:font-name="Cambria" fo:font-family="Cambria" style:font-family-generic="roman" style:font-pitch="variable" fo:font-size="11pt" fo:language="el" fo:country="GR" fo:font-style="italic" fo:font-weight="bold" style:font-size-asian="11pt" style:language-asian="en" style:country-asian="US" style:font-style-asian="italic" style:font-weight-asian="bold"/>
    </style:style>
    <style:style style:name="Heading_20_5_20_Char" style:display-name="Heading 5 Char" style:family="text">
      <style:text-properties fo:color="#243f60" style:font-name="Cambria" fo:font-family="Cambria" style:font-family-generic="roman" style:font-pitch="variable"/>
    </style:style>
    <style:style style:name="Heading_20_6_20_Char" style:display-name="Heading 6 Char" style:family="text">
      <style:text-properties style:font-name="Calibri" fo:font-family="Calibri" style:font-family-generic="roman" style:font-pitch="variable" fo:font-weight="bold" style:language-asian="en" style:country-asian="US" style:font-weight-asian="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Tahoma" fo:font-family="Tahoma" style:font-family-generic="roman" style:font-pitch="variable" fo:font-size="8pt" style:font-size-asian="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756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27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756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7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756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2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5902in" fo:margin-left="0.7874in" fo:margin-right="0.7874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45in" fo:margin-left="0in" fo:margin-right="0in" fo:margin-top="0.3547in" style:dynamic-spacing="tru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meta:initial-creator>
    <meta:editing-cycles>64</meta:editing-cycles>
    <meta:print-date>2015-01-04T21:08:00</meta:print-date>
    <meta:creation-date>2015-01-04T21:22:00</meta:creation-date>
    <dc:date>2016-01-03T13:59:32.808632829</dc:date>
    <meta:editing-duration>PT9H11M12S</meta:editing-duration>
    <meta:generator>LibreOffice/5.0.2.2$Linux_x86 LibreOffice_project/00m0$Build-2</meta:generator>
    <meta:document-statistic meta:table-count="0" meta:image-count="0" meta:object-count="0" meta:page-count="5" meta:paragraph-count="66" meta:word-count="979" meta:character-count="6548" meta:non-whitespace-character-count="560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